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cm" svg:height="1.8cm" svg:x="2.75cm" svg:y="4.147cm">
          <text:p text:style-name="P2"><text:span text:style-name="T1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2.509cm" svg:y="6.317cm">
          <draw:text-box>
            <text:p text:style-name="P2"><text:span text:style-name="T1">mars.txt</text:span></text:p>
          </draw:text-box>
        </draw:frame>
        <draw:line draw:style-name="gr3" draw:text-style-name="P2" draw:layer="layout" svg:x1="3cm" svg:y1="4.597cm" svg:x2="3.9cm" svg:y2="4.597cm">
          <text:p/>
        </draw:line>
        <draw:line draw:style-name="gr3" draw:text-style-name="P2" draw:layer="layout" svg:x1="3cm" svg:y1="4.897cm" svg:x2="3.9cm" svg:y2="4.897cm">
          <text:p/>
        </draw:line>
        <draw:line draw:style-name="gr3" draw:text-style-name="P2" draw:layer="layout" svg:x1="3cm" svg:y1="5.197cm" svg:x2="3.9cm" svg:y2="5.197cm">
          <text:p/>
        </draw:line>
        <draw:custom-shape draw:style-name="gr4" draw:text-style-name="P1" draw:layer="layout" svg:width="3.7cm" svg:height="1.2cm" svg:x="1.6cm" svg:y="2.3cm">
          <text:p text:style-name="P2"><text:span text:style-name="T1">/home/vlad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7cm" svg:height="1.2cm" svg:x="12.45cm" svg:y="2.3cm">
          <text:p text:style-name="P2"><text:span text:style-name="T1">/somewhere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2" draw:layer="layout" svg:x1="11.5cm" svg:y1="1.3cm" svg:x2="11.5cm" svg:y2="10.5cm">
          <text:p/>
        </draw:line>
        <draw:line draw:style-name="gr5" draw:text-style-name="P2" draw:layer="layout" svg:x1="1.1cm" svg:y1="1.8cm" svg:x2="16.9cm" svg:y2="1.8cm">
          <text:p/>
        </draw:line>
        <draw:frame draw:style-name="gr2" draw:text-style-name="P1" draw:layer="layout" svg:width="1.298cm" svg:height="0.683cm" svg:x="5.701cm" svg:y="1.018cm">
          <draw:text-box>
            <text:p text:style-name="P2"><text:span text:style-name="T1">local</text:span></text:p>
          </draw:text-box>
        </draw:frame>
        <draw:frame draw:style-name="gr2" draw:text-style-name="P1" draw:layer="layout" svg:width="2.14cm" svg:height="0.683cm" svg:x="13.346cm" svg:y="1.019cm">
          <draw:text-box>
            <text:p text:style-name="P2"><text:span text:style-name="T1">BitBucket</text:span></text:p>
          </draw:text-box>
        </draw:frame>
        <draw:custom-shape draw:style-name="gr1" draw:text-style-name="P1" draw:layer="layout" svg:width="1.4cm" svg:height="1.8cm" svg:x="13.75cm" svg:y="4.14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13.509cm" svg:y="6.318cm">
          <draw:text-box>
            <text:p text:style-name="P2"><text:span text:style-name="T1">mars.txt</text:span></text:p>
          </draw:text-box>
        </draw:frame>
        <draw:line draw:style-name="gr3" draw:text-style-name="P2" draw:layer="layout" svg:x1="14cm" svg:y1="4.598cm" svg:x2="14.9cm" svg:y2="4.598cm">
          <text:p/>
        </draw:line>
        <draw:line draw:style-name="gr3" draw:text-style-name="P2" draw:layer="layout" svg:x1="14cm" svg:y1="4.898cm" svg:x2="14.9cm" svg:y2="4.898cm">
          <text:p/>
        </draw:line>
        <draw:line draw:style-name="gr3" draw:text-style-name="P2" draw:layer="layout" svg:x1="14cm" svg:y1="5.198cm" svg:x2="14.9cm" svg:y2="5.198cm">
          <text:p/>
        </draw:line>
        <draw:custom-shape draw:style-name="gr1" draw:text-style-name="P1" draw:layer="layout" svg:width="1.4cm" svg:height="1.8cm" svg:x="7.85cm" svg:y="4.1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7.609cm" svg:y="6.317cm">
          <draw:text-box>
            <text:p text:style-name="P2"><text:span text:style-name="T1">mars.txt</text:span></text:p>
          </draw:text-box>
        </draw:frame>
        <draw:line draw:style-name="gr3" draw:text-style-name="P2" draw:layer="layout" svg:x1="8.1cm" svg:y1="4.597cm" svg:x2="9cm" svg:y2="4.597cm">
          <text:p/>
        </draw:line>
        <draw:line draw:style-name="gr3" draw:text-style-name="P2" draw:layer="layout" svg:x1="8.1cm" svg:y1="4.897cm" svg:x2="9cm" svg:y2="4.897cm">
          <text:p/>
        </draw:line>
        <draw:line draw:style-name="gr3" draw:text-style-name="P2" draw:layer="layout" svg:x1="8.1cm" svg:y1="5.197cm" svg:x2="9cm" svg:y2="5.197cm">
          <text:p/>
        </draw:line>
        <draw:custom-shape draw:style-name="gr4" draw:text-style-name="P1" draw:layer="layout" svg:width="3.7cm" svg:height="1.2cm" svg:x="6.7cm" svg:y="2.3cm">
          <text:p text:style-name="P2"><text:span text:style-name="T1">/tmp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4cm" svg:height="1.8cm" svg:x="7.85cm" svg:y="7.44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61cm" svg:height="0.683cm" svg:x="7.609cm" svg:y="9.618cm">
          <draw:text-box>
            <text:p text:style-name="P2"><text:span text:style-name="T1">pluto.txt</text:span></text:p>
          </draw:text-box>
        </draw:frame>
        <draw:line draw:style-name="gr3" draw:text-style-name="P2" draw:layer="layout" svg:x1="8.1cm" svg:y1="7.898cm" svg:x2="9cm" svg:y2="7.898cm">
          <text:p/>
        </draw:line>
        <draw:line draw:style-name="gr3" draw:text-style-name="P2" draw:layer="layout" svg:x1="8.1cm" svg:y1="8.198cm" svg:x2="9cm" svg:y2="8.198cm">
          <text:p/>
        </draw:line>
        <draw:line draw:style-name="gr3" draw:text-style-name="P2" draw:layer="layout" svg:x1="8.1cm" svg:y1="8.498cm" svg:x2="9cm" svg:y2="8.498cm">
          <text:p/>
        </draw:line>
        <draw:custom-shape draw:style-name="gr1" draw:text-style-name="P1" draw:layer="layout" svg:width="1.4cm" svg:height="1.8cm" svg:x="13.751cm" svg:y="7.44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61cm" svg:height="0.683cm" svg:x="13.51cm" svg:y="9.619cm">
          <draw:text-box>
            <text:p text:style-name="P2"><text:span text:style-name="T1">pluto.txt</text:span></text:p>
          </draw:text-box>
        </draw:frame>
        <draw:line draw:style-name="gr3" draw:text-style-name="P2" draw:layer="layout" svg:x1="14.001cm" svg:y1="7.899cm" svg:x2="14.901cm" svg:y2="7.899cm">
          <text:p/>
        </draw:line>
        <draw:line draw:style-name="gr3" draw:text-style-name="P2" draw:layer="layout" svg:x1="14.001cm" svg:y1="8.199cm" svg:x2="14.901cm" svg:y2="8.199cm">
          <text:p/>
        </draw:line>
        <draw:line draw:style-name="gr3" draw:text-style-name="P2" draw:layer="layout" svg:x1="14.001cm" svg:y1="8.499cm" svg:x2="14.901cm" svg:y2="8.499cm">
          <text:p/>
        </draw:line>
        <draw:custom-shape draw:style-name="gr1" draw:text-style-name="P2" draw:layer="layout" svg:width="2cm" svg:height="1.1cm" svg:x="10.4cm" svg:y="6.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3T10:17:15</meta:creation-date>
    <dc:date>2014-04-28T13:58:58.676843000</dc:date>
    <meta:editing-duration>PT27M25S</meta:editing-duration>
    <meta:editing-cycles>8</meta:editing-cycles>
    <meta:generator>LibreOffice/4.2.3.3$MacOSX_X86_64 LibreOffice_project/882f8a0a489bc99a9e60c7905a60226254cb6ff0</meta:generator>
    <meta:document-statistic meta:object-count="33"/>
  </office:meta>
</office:document-meta>
</file>